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36521" officeooo:paragraph-rsid="00036521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36521" officeooo:paragraph-rsid="00036521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officeooo:rsid="00036521" officeooo:paragraph-rsid="00036521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52854" officeooo:paragraph-rsid="00052854"/>
    </style:style>
    <style:style style:name="P5" style:family="paragraph" style:parent-style-name="Standard" style:list-style-name="L4">
      <style:paragraph-properties fo:text-align="start" style:justify-single-word="false"/>
      <style:text-properties style:text-underline-style="none" officeooo:rsid="00052854" officeooo:paragraph-rsid="00052854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5c6e5" officeooo:paragraph-rsid="0005c6e5"/>
    </style:style>
    <style:style style:name="P7" style:family="paragraph" style:parent-style-name="Standard" style:list-style-name="L5">
      <style:paragraph-properties fo:text-align="start" style:justify-single-word="false"/>
      <style:text-properties style:text-underline-style="none" officeooo:rsid="0005c6e5" officeooo:paragraph-rsid="0005c6e5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7825e" officeooo:paragraph-rsid="0007825e"/>
    </style:style>
    <style:style style:name="P9" style:family="paragraph" style:parent-style-name="Standard" style:list-style-name="L6">
      <style:paragraph-properties fo:text-align="start" style:justify-single-word="false"/>
      <style:text-properties style:text-underline-style="none" officeooo:rsid="0007825e" officeooo:paragraph-rsid="0007825e"/>
    </style:style>
    <style:style style:name="P10" style:family="paragraph" style:parent-style-name="Standard">
      <style:paragraph-properties fo:text-align="start" style:justify-single-word="false"/>
      <style:text-properties officeooo:paragraph-rsid="00036521"/>
    </style:style>
    <style:style style:name="T1" style:family="text">
      <style:text-properties style:text-underline-style="none" officeooo:rsid="00036521"/>
    </style:style>
    <style:style style:name="T2" style:family="text">
      <style:text-properties style:text-underline-style="none" officeooo:rsid="00052854"/>
    </style:style>
    <style:style style:name="T3" style:family="text">
      <style:text-properties officeooo:rsid="00097d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partamento de Recursos Humanos</text:p>
      <text:p text:style-name="P1"/>
      <text:p text:style-name="P10"><text:span text:style-name="T2">1. </text:span><text:span text:style-name="T1">Funciones</text:span></text:p>
      <text:list xml:id="list3117344560136965448" text:style-name="L1">
        <text:list-item>
          <text:p text:style-name="P3">La gestion de los recursos humanos esta destinada a atraer, desarrollar y mantener una fuerza de trabajo eficiente en la empresa.</text:p>
        </text:list-item>
        <text:list-item>
          <text:p text:style-name="P3">Las actividades que se llevan a cabo en la empresa relacionadas con la gestion de datos d elos recursos humanos, las podemos agrupar en categorias</text:p>
          <text:list>
            <text:list-item>
              <text:p text:style-name="P3">Planificacion de Recursos Huanso</text:p>
            </text:list-item>
            <text:list-item>
              <text:p text:style-name="P3">Seleccion del personal</text:p>
            </text:list-item>
            <text:list-item>
              <text:p text:style-name="P3">Gestion administrativa</text:p>
            </text:list-item>
          </text:list>
        </text:list-item>
      </text:list>
      <text:p text:style-name="P2"/>
      <text:p text:style-name="P4">2. Contratacion de Personal</text:p>
      <text:list xml:id="list6058315044163203654" text:style-name="L4">
        <text:list-item>
          <text:p text:style-name="P5"><text:span text:style-name="T3">C</text:span>ontrato</text:p>
          <text:list>
            <text:list-item>
              <text:p text:style-name="P5">Es un acuerdo por el cual una persona se compromete a prestar personalmente un servicio a otra persona fisica o entidad juridica bajo su direccion y en las condiciones establecidas en el</text:p>
            </text:list-item>
          </text:list>
        </text:list-item>
        <text:list-item>
          <text:p text:style-name="P5">Salario</text:p>
          <text:list>
            <text:list-item>
              <text:p text:style-name="P5">Renumeracion pagada en dinero o en especie por el trabajo realizado por cuenta ajena.</text:p>
            </text:list-item>
          </text:list>
        </text:list-item>
        <text:list-item>
          <text:p text:style-name="P5">Nomina</text:p>
          <text:list>
            <text:list-item>
              <text:p text:style-name="P5">Documento donde queda reflejado todos los conceptos de retribucion y las deducciones obligatorias.</text:p>
            </text:list-item>
          </text:list>
        </text:list-item>
      </text:list>
      <text:p text:style-name="P6">4. Planificacion de los recursos humanos</text:p>
      <text:list xml:id="list7182340137638997051" text:style-name="L5">
        <text:list-item>
          <text:p text:style-name="P7">Consiste en Estimar el tamaño y la composicion d e la plantilla futura que necesita la empresa para poder alcanzsr sus objetivos</text:p>
        </text:list-item>
        <text:list-item>
          <text:p text:style-name="P7">Fases:</text:p>
          <text:list>
            <text:list-item>
              <text:p text:style-name="P7">Elaborar un inventario de los recusrsos humanos disponiblnes</text:p>
            </text:list-item>
            <text:list-item>
              <text:p text:style-name="P7">Prever las necesidades futuras de personal</text:p>
            </text:list-item>
            <text:list-item>
              <text:p text:style-name="P7">Diseñar planes en los que se especifique el sistema de seleccion, formacion, desarrollo, de promocion y de retribucion.</text:p>
            </text:list-item>
            <text:list-item>
              <text:p text:style-name="P7">Analisis de los puestos de trabajo a cubrir</text:p>
            </text:list-item>
            <text:list-item>
              <text:p text:style-name="P7">Establecer un sistema de control.</text:p>
            </text:list-item>
          </text:list>
        </text:list-item>
      </text:list>
      <text:p text:style-name="P8">5. Reclutamiento e seleccion de personal</text:p>
      <text:list xml:id="list2120163770582371584" text:style-name="L6">
        <text:list-item>
          <text:p text:style-name="P9">Consiste en localizar y persuadir a las personas idoneas para que presenten su candidatura a un puesto de trabajo que se quiere cubrir.</text:p>
        </text:list-item>
        <text:list-item>
          <text:p text:style-name="P9">Dos tipos de busqueda</text:p>
          <text:list>
            <text:list-item>
              <text:p text:style-name="P9">A) Busqueda interna</text:p>
              <text:list>
                <text:list-item>
                  <text:p text:style-name="P9">Ventajas:</text:p>
                  <text:list>
                    <text:list-item>
                      <text:p text:style-name="P9">Minimiza los costes que supone la busqueda</text:p>
                    </text:list-item>
                    <text:list-item>
                      <text:p text:style-name="P9">Conocimiento mas preciso del candidato</text:p>
                    </text:list-item>
                    <text:list-item>
                      <text:p text:style-name="P9">Disminuye el tiempo de adaptacion del trabajador al puesto y a la empresa</text:p>
                    </text:list-item>
                  </text:list>
                </text:list-item>
              </text:list>
            </text:list-item>
            <text:list-item>
              <text:p text:style-name="P9">B) Busqueda Externa</text:p>
              <text:list>
                <text:list-item>
                  <text:p text:style-name="P9">Cuando se recurre al reclutaminto externo. Las fuentes mas cmounes son:</text:p>
                  <text:list>
                    <text:list-item>
                      <text:p text:style-name="P9">Solicitudes previas</text:p>
                    </text:list-item>
                    <text:list-item>
                      <text:p text:style-name="P9">Servicio publico de elemento estatal</text:p>
                    </text:list-item>
                    <text:list-item>
                      <text:p text:style-name="P9">Las universidades y otros centros de enseñanza</text:p>
                    </text:list-item>
                    <text:list-item>
                      <text:p text:style-name="P9">Agencias privadas de empleo</text:p>
                    </text:list-item>
                    <text:list-item>
                      <text:p text:style-name="P9"><text:soft-page-break/>Anuncios en prensa, empresas competidoras, referencias.</text:p>
                    </text:list-item>
                  </text:list>
                </text:list-item>
              </text:list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6:22:41.769782270</meta:creation-date>
    <dc:date>2016-08-02T17:05:50.957562300</dc:date>
    <meta:editing-duration>PT43M8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2" meta:paragraph-count="37" meta:word-count="333" meta:character-count="1965" meta:non-whitespace-character-count="1701"/>
  </office:meta>
</office:document-meta>
</file>